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margin-left="0in" fo:margin-right="0in" fo:text-align="justify" style:justify-single-word="false" fo:text-indent="0.1in" style:auto-text-indent="false"/>
    </style:style>
    <style:style style:name="P3" style:family="paragraph" style:parent-style-name="Standard">
      <style:paragraph-properties fo:margin-left="0in" fo:margin-right="0in" fo:text-align="justify" style:justify-single-word="false" fo:text-indent="0.1in" style:auto-text-indent="false"/>
      <style:text-properties style:text-underline-style="solid" style:text-underline-width="auto" style:text-underline-color="font-color"/>
    </style:style>
    <style:style style:name="P4" style:family="paragraph" style:parent-style-name="Standard">
      <style:paragraph-properties fo:margin-left="0in" fo:margin-right="0in" fo:text-align="justify" style:justify-single-word="false" fo:text-indent="0.1in" style:auto-text-indent="false" fo:break-before="page"/>
      <style:text-properties fo:font-size="14pt" fo:font-weight="bold" style:font-size-asian="14pt" style:font-weight-asian="bold" style:font-size-complex="14pt" style:font-weight-complex="bold"/>
    </style:style>
    <style:style style:name="P5" style:family="paragraph" style:parent-style-name="Standard">
      <style:paragraph-properties fo:break-before="page"/>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style:style>
    <style:style style:name="P8" style:family="paragraph" style:parent-style-name="Standard">
      <style:paragraph-properties fo:margin-left="0in" fo:margin-right="0in" fo:text-align="justify" style:justify-single-word="false" fo:text-indent="0in" style:auto-text-indent="false" fo:break-before="page"/>
      <style:text-properties fo:font-size="14pt" fo:font-weight="bold" style:font-size-asian="14pt" style:font-weight-asian="bold" style:font-size-complex="14pt" style:font-weight-complex="bold"/>
    </style:style>
    <style:style style:name="P9" style:family="paragraph" style:parent-style-name="Standard" style:master-page-name="">
      <style:paragraph-properties fo:margin-left="0in" fo:margin-right="0in" fo:text-align="justify" style:justify-single-word="false" fo:text-indent="-0.0075in" style:auto-text-indent="false" style:page-number="auto" fo:background-color="transparent" fo:keep-with-next="always">
        <style:tab-stops/>
        <style:background-image/>
      </style:paragraph-properties>
      <style:text-properties style:text-underline-style="solid" style:text-underline-width="auto" style:text-underline-color="font-color"/>
    </style:style>
    <style:style style:name="P10" style:family="paragraph" style:parent-style-name="Standard">
      <style:paragraph-properties fo:margin-left="0.502in" fo:margin-right="0in" fo:text-align="justify" style:justify-single-word="false" fo:text-indent="-0.5098in" style:auto-text-indent="false">
        <style:tab-stops/>
      </style:paragraph-properties>
    </style:style>
    <style:style style:name="P11" style:family="paragraph" style:parent-style-name="Standard">
      <style:paragraph-properties fo:margin-left="0.502in" fo:margin-right="0in" fo:text-align="justify" style:justify-single-word="false" fo:text-indent="-0.0075in" style:auto-text-indent="false">
        <style:tab-stops/>
      </style:paragraph-properties>
    </style:style>
    <style:style style:name="P12" style:family="paragraph" style:parent-style-name="Standard">
      <style:paragraph-properties fo:margin-left="0.502in" fo:margin-right="0in" fo:text-align="justify" style:justify-single-word="false" fo:text-indent="-0.0075in" style:auto-text-indent="false">
        <style:tab-stops/>
      </style:paragraph-properties>
      <style:text-properties fo:font-style="italic" fo:background-color="#ffff00" style:font-style-asian="italic" style:font-style-complex="italic"/>
    </style:style>
    <style:style style:name="P13" style:family="paragraph" style:parent-style-name="Standard">
      <style:paragraph-properties fo:margin-left="0.4945in" fo:margin-right="0in" fo:text-align="justify" style:justify-single-word="false" fo:text-indent="0in" style:auto-text-indent="false"/>
    </style:style>
    <style:style style:name="P14" style:family="paragraph" style:parent-style-name="Standard">
      <style:paragraph-properties fo:margin-left="0.4945in" fo:margin-right="0in" fo:text-align="justify" style:justify-single-word="false" fo:text-indent="0in" style:auto-text-indent="false"/>
      <style:text-properties fo:font-style="italic" fo:background-color="#ffff00" style:font-style-asian="italic" style:font-style-complex="italic"/>
    </style:style>
    <style:style style:name="P15" style:family="paragraph" style:parent-style-name="Standard">
      <style:paragraph-properties fo:margin-left="0.4945in" fo:margin-right="0in" fo:text-align="justify" style:justify-single-word="false" fo:text-indent="0.061in" style:auto-text-indent="false"/>
    </style:style>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style:font-name="Times New Roman1"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background-color="#ffff00" style:font-style-asian="italic" style:font-style-complex="italic"/>
    </style:style>
    <style:style style:name="T7"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Bevezetés</text:p>
      <text:p text:style-name="Standard"/>
      <text:p text:style-name="P2">Az egyes kataszteri rendszermegoldások az adott ország kultúrájától erősen függnek. Egyes országok egyszerű nyílvántartást hoztak létre, csupán az adók kivetését szolgálandó, mások jól kidolgozott, részletes kataszteri rendszert működnek, több célt kiszolgálva. A történelemben hosszú ideig az egyes országokban kialakult hagyományos, ugynevezett 2D nyilvántartási rendszer teljesen megfelelő volt, a felmerülő problémákra megfelelő választ tudott adni. Azonban elértünk egy olyan pontra, ahol a társadalom különböző szintjeiről érkező igények, a Föld népességének növekedése, a jogi környezet, az epítési technológia fejlődése, a gazdasági helyzet, kommunikációs igény a különböző országok között (EU) mind-mind olyan kihívásokat támasztanak az ingaltalnyilvántartással szemben melyeknek már nem tud megfelelni, nincsenek válaszai, sőt egyes esetekben akadályozó tényező. </text:p>
      <text:p text:style-name="P2">Ezt persze sokan és régen felismerték és lépéseket is tettek, egy olyan átfogó, egységes rendszer kidolgozására, mely a Föld szinte valamennyi országában alkalmazható, szinte az összes előforduló tulajdonjogi helyzetet lefedve. </text:p>
      <text:p text:style-name="P2">Ez az együtt gondolkodás 2002 áprilisában a Washingtonban megrendezett FIG (Nemzetközi Geodéziai Szövetség) kongresszuson kezdődött, ahol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text:p>
      <text:p text:style-name="P2">2003 áprilisában Párizsban megrendezet FIG munkahéten már be is mutathatták az első eredményeket melyeket az ugynevezett <text:span text:style-name="T7">Core Cadastral Domain Model</text:span> CCDM-kidolgozásával értek el. Ez valójában egy UML diagram volt mely ábrázolni hivatott az ingatlan-nyilvántartás mind jogi, mind adminisztratív mind pedig geometriai adatait és azok adatkapcsolati rendszerét. A további eredményeket folyamatosan hozzák nyilvánosságra miközben egyre több ország ingatlany-nyilvántartási sajátosságait illesztik a rendszerbe.</text:p>
      <text:p text:style-name="P2">Az én feladatom az volt, hogy a <text:span text:style-name="T7">????</text:span>-ban megjelentetett CCDM egy gondosan kiválasztott szeletét -a magyarországi viszonyokat szem előtt tartva- dolgozzam ki, hozzak létre egy, ezt a rendszert kezelni képes geoinformatikai környezet, valós, vagy generált adatok felhasználásával hozzak létre egy jellemző, a rendszerbe illesztett 3D-s modelt végül pedig tegyem lehetővé az adatok megjelenítését, lekérdezését, kezelését.<text:span text:style-name="T7"><text:tab/></text:span></text:p>
      <text:p text:style-name="P2"/>
      <text:p text:style-name="P2"/>
      <text:p text:style-name="P2"/>
      <text:p text:style-name="P8">Alapok</text:p>
      <text:p text:style-name="P2"/>
      <text:p text:style-name="P2">Kezdetben a föld felszínét osztották fel ingatlanokra, így alakultak ki a 2Ds határok. Ennek köszönhetően az ingatlan-nyilvántartás ma használt alapegysége az úgynevezett önálló ingatlan vagyis a földrészlet lett. Ezek a hagyományos ingatlanok nem fedték egymást és teljesen kitöltötték a felszint. 2D-nek hívjuk az ilyen ábrázolást (természetesen a földrészlet tulajdonosa a térben tulajdonol tehát jogi értelemben mégis csak 3D). Ez a fajta megközelítés hosszú időn át jól látta el feladatát, mert egyértelmű volt mind térképi mind jogi szinten, hogy az egyes földrészleteket ki tulajdonolja. Mára azonban a helyzet megváltozott és felvetődik a kérdés, hogy a hagyományos 2D koncepcióval létrehozott rendszer képes-e kezelni a <text:s/>megváltozott helyzetből adódó eseteket. Nézzünk néhány, elsősorban hazai példát ahol a tulajdonjog nem közvetlenül a föld felszinéhez kapcsolódik.</text:p>
      <text:p text:style-name="P10"><text:span text:style-name="T1">Közterülteről nyíló pince</text:span> </text:p>
      <text:p text:style-name="P11">Ez talán az első olyan eset melynél a tulajdonos különbözhet a földrészlet tulajdonosától. A magyarországon bevezetett “Egységes ingatlannyilvántartás” ezt a tulajdont úgynevezet “Egyéb önálló ingatlan” kategóriába sorolja. Mivel a nyilvántartás számára (eddig) a földalatti elhelyezkedése közömbös volt, ezért az a földrészletet, mely alá benyúlik, ugyanúgy kell nyilvántartani, mintha a pince nem is létezne. Ily módon a kataszteri térkép sem jelöli, alaprajz sem készül róla, csupán a bejáratát tüntetjük fel. </text:p>
      <text:p text:style-name="P11">Itt jegyezném megy, hogy a nem közterületről nyíló pincét, ha más tulajdonában álló ingatlan alá nyúlik, azzal a földrészlettel együtt kell nyilvántartani, amelyen a bejárata van. Térképi ábrázolásra ekkor sem kerül sor.</text:p>
      <text:p text:style-name="P11">És ez milyen gondot jelenthet? A földrészlet tulajdonosának a vásárláskor nincs feltétlenül ismerete a tulajdona alatt elhelyezkedő pincéről igy sem a helyzetéről sem a méretéről sem. Ez pedig a jogainak sérüléséhez vezet, hiszen az érintett területen korlátozott az építési lehetősége.</text:p>
      <text:p text:style-name="P12">Ugye nincs a tulajdoni lapján bejegyzés a pincéről? Honnan szerezhet információt? Van-e hrsz-e?</text:p>
      <text:p text:style-name="P9">Társasházak</text:p>
      <text:p text:style-name="P15">Magyarországon a társasházakat és szövetkezeti házakat szintén “Egyéb önálló ingatlanként tarja számon az ingatlannyilvántartás. Ez már bonyolultabb kezelést követelt mint a pincék vagy akár az osztatlan közös tulajdonú földrészlet nyilvántartása, hiszen itt a földrészletek és az épülettől elválaszthatatlan szerkezeti elemek közös tulajdonban vannak, az egyes lakások és nem lakás céljára szolgáló helyiségek viszont a tulajdonosok kizárolagos tulajdona (lehet több tulajdonos osztatlan közös is), így önálló forgalomképes nyilvántartási egység. Ezért tehát a földrészlet tulajdonjogától elkülönül a lakások tulajdonjoga. Ezt a nyilvántartás úgy oldotta meg, hogy a Tulajdoni lapot két részre bontotta. Az egyik az úgynevezett “Tulajdoni törzslap”, melyen a közös tulajdont (földrészlet, épület közös tulajdonban lévő részei), a másik pedig a <text:s/>“Tulajdoni különlap”, melyen pedig az egyes lakásokat tartják nyilván.</text:p>
      <text:p text:style-name="P15">Mivel egy részt a nyilvántartási térkép méretaránya nem teszi lehetővé a lakások ábrázolását, <text:s/>más részről pedig a társasházak a legtöbb esetben több szintesek, így a nyilvántartási térképen csak az épület határvonalait ábrázolják és külön alaprajzon jelenítik meg az egyes szinteket.</text:p>
      <text:p text:style-name="P15">Az a tapasztalat, hogy ezt a helyzetet a jelenlegi nyilvántartási rendszerünk még tudja kezelni, azonban a következő helyzetetre már nem tud reagálni. Mi történik akkor, ha egy társasház vagy akár egy irodaház el kiván adni egy parkolóhelyet, vagy akár egy teljes parkoló szintet, de nem akarja, hogy az új tulajdonos tulajdonrészt szerezzen a teljes épületen is.</text:p>
      <text:p text:style-name="P7">Aluljárók, felüljárók, hidak</text:p>
      <text:p text:style-name="P13">Mivel ezek a létesítmények eddig kizárólag állami tulajdonban voltak, nem fordítottak komolyabb figyelmet sem a szofisztikáltabb jogi sem térképi nyilvántartásra.</text:p>
      <text:p text:style-name="P13">Az aluljárókat pontosan úgy kezelik mint a közterületről nyíló pincéket, vagyis csak a bejáratát tüntetjük fel a térképen, a földalatti elhelyezkedése pedig “közömbös” a nyilvántartás számára. <text:soft-page-break/>Ebben az esetben nyilvánvaló a kérdés. Mit tud tenni a nyilvántartás, ha az aluljáró tulajdonosa el kívánja adni az aluljáró egy részét, mondjuk üzlethelyiségnek?</text:p>
      <text:p text:style-name="P13">Hasonló anomáliák vannak a felüljárók nyilvántartása esetén is. A 44/2006 FVM rendelet 4.<text:span text:style-name="T2">§(1) b. <text:s/>szerint </text:span><text:span text:style-name="T3">“ha a vonalas létesítmények több szintben keresztezik egymást, a föld felszinén haladó vonalas létesítményt egy helyrajzi számmal, az általa megosztott vonalas létesítményt pedig külön-külön <text:s/>helyrajzi számmal kell megjelölni.”</text:span><text:span text:style-name="T2"> Ez tehát azt jelenti, hogy ha egy felüljáró keresztez egy felszinen haladó közutat, akkor a közútat el kell vágni három részre a keresztező felüljáró két szélének vetületében, a közút két szélső levágott fele külön helyrajzi számot kap, a középső része viszont nyilvántartás szempontjából elveszik. Hozzátenném még azt is, hogy egy felüljáró teljes hosszában egy helyrajzi számot kap, az alatta lévő terület pedig, ha része a hidszerkezetnek, ha nem, nem kerül nyilvántartásba. Igy tehát az felüljáró alatti rész nem forgalomképes, nem értékesíthető sem garázsként sem üzlethelyiségként.</text:span></text:p>
      <text:p text:style-name="P13"><text:span text:style-name="T2">Hidak esetén még érdekesebb a helyzet. Mivel az említett rendelet 4.§(3) bekezdése alapján a folyók rendűsége a legmagasabb, ezért egy folyót keresztező hidat nyilvántartás a part mentén elvág és a levágott szakaszt a folyóhoz köti. Most képzeljük el azt a helyzetet, hogy egy hidat kizárolagosan gyalogos közlekedésre és üzletek nyitására terveznek. Hogyan lehetne tulajdonjogot bejegyezni rá, ha az a nyilvántartás szerint a folyó része. </text:span><text:span text:style-name="T4">?</text:span></text:p>
      <text:p text:style-name="P7">Föld alatti vasutak, függő vasutak megjelenése</text:p>
      <text:p text:style-name="P14">?</text:p>
      <text:p text:style-name="P7">Föld alatti illetve feletti vezetékek</text:p>
      <text:p text:style-name="P13">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6">?</text:span> az adott ingatlanra. A problémát az jelenti, hogy mivel ez nem állami alapadat a térképen nincs feltüntetve és a tulajdoni lapon is csupán az szerepel, hogy mekkora terület érintett. Egyedül a vázrajzból derülhet ki a védő terület pontos elhelyezkedése.</text:p>
      <text:p text:style-name="P7">Átfedő illetve egymásba nyúló épületek</text:p>
      <text:p text:style-name="P13">Nagyrészt a népesség rohamos mértékü növekedésére vezethető vissza a nagyobb városok belső területein megugró földárak melyek arra sarkalják a befektetőket, hogy minnél kreatívabb építészeti megoldásokat találjanak. Ezek kezelésére a jelenlegi ingatlan-nyilvántartásunk nincs felkészülve.</text:p>
      <text:p text:style-name="P13"><text:span text:style-name="T2">Vegyük azt az esetet, például, hogy van egy épület komplexum melynek két tornyát hídszerkezet kapcsol össze és a tulajdonosa el kívánja adni (csak) a hidszerkezetet. Hogyan kezeljük ezt a jelenlegi nyilvántartásban? Még csak ábrázolni sem tudjuk az ingatlant, hiszen a hídszerkezet alatt nem feltétlenül van közterület, nem tehetjük meg azt amit az utaknál tettünk. Nem beszélve arról, hogy a jelenlegi rendszrben még helyrajzi számot sem kaphat, hiszen a földfelszinnel nincs közvetlen kapcsolata.</text:span></text:p>
      <text:p text:style-name="P6"/>
      <text:p text:style-name="P2">Ezeken a példákon keresztűl azt kívántam érzékeltetni, hogy milyen anomáliák léphetnek és lépnek fel egy olyan rendszerben mely tradicionálisan a föld felszínét osztotta fel a tulajdonosok között viszont a jogok térben különülnek el.</text:p>
      <text:p text:style-name="P2">Ezek után adódik a kérdés, hogy vajon ez milyen következményekkel jár? A példákban már utaltam a <text:s/>negatív következményekre, de két esetet kiemelnék. Egy részről számtalan olyan ingatlan létezik mely nem forgalomképes csupán azért mert az ingatlan-nyilvántartás nem képes kezelni. Ennek értelemszerűen gazdasági következményei vannak. Másrészről pedig akár értékes építészeti megoldások nem kapnak engedélyt a megvalósulásra szintén ez előbb említett ok miatt. A 3D kataszter ezekre a kihívásokra próbál meg reagálni.</text:p>
      <text:p text:style-name="P2"><text:s/></text:p>
      <text:p text:style-name="P4">CCDM</text:p>
      <text:p text:style-name="P2"/>
      <text:p text:style-name="P2">A CCDM támogatja egyrészt a 2D hagyományos felszini felosztást és ezen túl pedig a 3D ingatlan objektumok bevezetésével a 3D-t.</text:p>
      <text:p text:style-name="P2"/>
      <text:p text:style-name="P2"/>
      <text:p text:style-name="P2"/>
      <text:p text:style-name="P2">-</text:p>
      <text:p text:style-name="Standard"/>
      <text:p text:style-name="Standard">különbségek:</text:p>
      <text:p text:style-name="Standard">okirat alapú nyílvántartás-jogcím alapú nyilvántartás</text:p>
      <text:p text:style-name="Standard">helyi-országos </text:p>
      <text:p text:style-name="Standard">fixed-general boundaries</text:p>
      <text:p text:style-name="Standard">jogi-gazdasági célok</text:p>
      <text:p text:style-name="Standard"/>
      <text:p text:style-name="Standard">azonosságok:</text:p>
      <text:p text:style-name="Standard">minden nyilvántartás a személy és föld közötti jogi kapcsolaton alapul</text:p>
      <text:p text:style-name="Standard"/>
      <text:p text:style-name="Standard"/>
      <text:p text:style-name="Standard"/>
      <text:p text:style-name="Standard">magyar kataszteri rendszer</text:p>
      <text:p text:style-name="Standard">célok:jog/gazdasági</text:p>
      <text:p text:style-name="Standard">tárgya: önálló ingatlan – eöi</text:p>
      <text:p text:style-name="Standard"/>
      <text:p text:style-name="Standard"/>
      <text:p text:style-name="Standard">miért lényeges kérdés</text:p>
      <text:p text:style-name="Standard">speciális esetek</text:p>
      <text:p text:style-name="Standard">hagyományos esetek</text:p>
      <text:p text:style-name="Standard">új célok: ingatlanforgalom infó, ügylet hatékonyság növelés, birtoklás biztonságának növelése, kormányzat munkájának segítése információkkal,piacképessé váljanak olyan területek, melyeket eddig nem tudtak kezelni, vezetékjok(csak a vázrajzból derül ki)</text:p>
      <text:p text:style-name="Standard"/>
      <text:p text:style-name="Standard"/>
      <text:p text:style-name="Standard"/>
      <text:p text:style-name="Standard"/>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5">Források:</text:p>
      <text:p text:style-name="Standard">Working Group on 3D Cadastree - <text:a xlink:type="simple" xlink:href="http://www.juritecture.net/3d.html">http://www.juritecture.net/3d.html</text:a></text:p>
      <text:p text:style-name="Standard">Kataszter 2014</text:p>
      <text:p text:style-name="Standard">Varga József: Ingatlan-nyilvántartá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28T13:24:37</meta:creation-date>
    <meta:generator>OpenOffice.org/3.2$Linux OpenOffice.org_project/320m12$Build-9483</meta:generator>
    <dc:date>2012-07-30T19:56:11</dc:date>
    <meta:editing-duration>PT54H31M36S</meta:editing-duration>
    <meta:editing-cycles>59</meta:editing-cycles>
    <meta:document-statistic meta:table-count="0" meta:image-count="0" meta:object-count="0" meta:page-count="5" meta:paragraph-count="61" meta:word-count="1522" meta:character-count="11366"/>
  </office:meta>
</office:document-meta>
</file>